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text-align="justify" style:justify-single-word="false"/>
    </style:style>
    <style:style style:name="P2" style:family="paragraph" style:parent-style-name="Heading_20_4">
      <style:paragraph-properties fo:text-align="justify" style:justify-single-word="false"/>
    </style:style>
    <style:style style:name="P3" style:family="paragraph" style:parent-style-name="Horizontal_20_Line">
      <style:paragraph-properties fo:text-align="justify" style:justify-single-word="false"/>
    </style:style>
    <style:style style:name="P4" style:family="paragraph" style:parent-style-name="Standard">
      <style:paragraph-properties fo:text-align="justify" style:justify-single-word="false"/>
    </style:style>
    <style:style style:name="P5" style:family="paragraph" style:parent-style-name="Text_20_body">
      <style:paragraph-properties fo:text-align="justify" style:justify-single-word="false"/>
    </style:style>
    <style:style style:name="P6" style:family="paragraph" style:parent-style-name="Text_20_body" style:list-style-name="L1">
      <style:paragraph-properties fo:text-align="justify" style:justify-single-word="false"/>
    </style:style>
    <style:style style:name="P7" style:family="paragraph" style:parent-style-name="Text_20_body" style:list-style-name="L2">
      <style:paragraph-properties fo:text-align="justify" style:justify-single-word="false"/>
    </style:style>
    <style:style style:name="P8" style:family="paragraph" style:parent-style-name="Text_20_body" style:list-style-name="L1">
      <style:paragraph-properties fo:margin-top="0cm" fo:margin-bottom="0cm" loext:contextual-spacing="false" fo:text-align="justify" style:justify-single-word="false"/>
    </style:style>
    <style:style style:name="P9" style:family="paragraph" style:parent-style-name="Text_20_body" style:list-style-name="L2">
      <style:paragraph-properties fo:margin-top="0cm" fo:margin-bottom="0cm" loext:contextual-spacing="false" fo:text-align="justify" style:justify-single-word="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Strong_20_Emphasis">Case Study on Amazon EC2 and an Overview of Amazon EC2 Web Services</text:span></text:p>
      <text:p text:style-name="P3"/>
      <text:h text:style-name="P1" text:outline-level="3"><text:span text:style-name="Strong_20_Emphasis">1. Introduction</text:span></text:h>
      <text:p text:style-name="P5">Amazon Elastic Compute Cloud (EC2) is a web service provided by Amazon Web Services (AWS) that allows users to run virtual servers in the cloud. This case study explores the key features of Amazon EC2, its advantages, and real-world applications.</text:p>
      <text:p text:style-name="P5">EC2 is designed to provide scalable computing capacity, enabling businesses and developers to run applications without needing to invest in physical hardware. This case study will discuss how EC2 benefits various industries and provide a deeper understanding of its capabilities.</text:p>
      <text:p text:style-name="P3"/>
      <text:h text:style-name="P1" text:outline-level="3"><text:span text:style-name="Strong_20_Emphasis">2. What is Amazon EC2?</text:span></text:h>
      <text:p text:style-name="P5">Amazon EC2 is a web-based service that allows businesses to rent virtual servers (also known as instances) on-demand. It is one of the core components of AWS and plays a key role in its cloud computing ecosystem.</text:p>
      <text:p text:style-name="P5">EC2 instances can be easily scaled up or down based on the application’s demands. Users can select the instance type, size, and operating system to tailor resources according to their specific needs. EC2 is cost-effective because users only pay for the compute capacity they use, and can also scale as their business grows.</text:p>
      <text:h text:style-name="P2" text:outline-level="4"><text:span text:style-name="Strong_20_Emphasis">Key Features:</text:span></text:h>
      <text:list xml:id="list2117258050" text:style-name="L1">
        <text:list-item>
          <text:p text:style-name="P8"><text:span text:style-name="Strong_20_Emphasis">On-demand computing power</text:span>: Instances are available 24/7, and users can access them whenever they need.</text:p>
        </text:list-item>
        <text:list-item>
          <text:p text:style-name="P8"><text:span text:style-name="Strong_20_Emphasis">Elastic scaling</text:span>: The ability to scale resources automatically using Auto Scaling and Elastic Load Balancing.</text:p>
        </text:list-item>
        <text:list-item>
          <text:p text:style-name="P8"><text:span text:style-name="Strong_20_Emphasis">Customizable hardware</text:span>: Different instance types for various needs (e.g., compute-intensive, memory-intensive, storage optimized).</text:p>
        </text:list-item>
        <text:list-item>
          <text:p text:style-name="P8"><text:span text:style-name="Strong_20_Emphasis">Security</text:span>: EC2 instances are secure, and users can configure virtual private clouds (VPCs), firewalls, and user access.</text:p>
        </text:list-item>
        <text:list-item>
          <text:p text:style-name="P6"><text:span text:style-name="Strong_20_Emphasis">Pay-as-you-go pricing</text:span>: Amazon offers flexible payment models such as On-Demand, Reserved, and Spot instances.</text:p>
        </text:list-item>
      </text:list>
      <text:p text:style-name="P3"/>
      <text:h text:style-name="P1" text:outline-level="3"><text:span text:style-name="Strong_20_Emphasis">3. Benefits of Amazon EC2</text:span></text:h>
      <text:p text:style-name="P5">Amazon EC2 offers several benefits for businesses and developers:</text:p>
      <text:h text:style-name="P2" text:outline-level="4"><text:span text:style-name="Strong_20_Emphasis">Cost Efficiency</text:span>:</text:h>
      <text:p text:style-name="P5">With EC2, users pay only for the resources they consume. This pay-as-you-go model eliminates the need for large upfront investments in physical hardware, allowing businesses to pay based on usage.</text:p>
      <text:h text:style-name="P2" text:outline-level="4"><text:soft-page-break/><text:span text:style-name="Strong_20_Emphasis">Scalability</text:span>:</text:h>
      <text:p text:style-name="P5">Amazon EC2 supports Auto Scaling, which automatically adjusts the number of instances to meet changing demand. This allows businesses to efficiently manage workloads without over-committing resources.</text:p>
      <text:h text:style-name="P2" text:outline-level="4"><text:span text:style-name="Strong_20_Emphasis">Flexibility</text:span>:</text:h>
      <text:p text:style-name="P5">EC2 offers a wide variety of instance types, including general-purpose, compute-optimized, memory-optimized, and GPU instances. This gives users the flexibility to choose the best option for their application.</text:p>
      <text:h text:style-name="P2" text:outline-level="4"><text:span text:style-name="Strong_20_Emphasis">Security</text:span>:</text:h>
      <text:p text:style-name="P5">Amazon EC2 integrates with AWS Identity and Access Management (IAM) for secure authentication and authorization. Additionally, EC2 supports Virtual Private Cloud (VPC), allowing users to isolate instances from other networks.</text:p>
      <text:p text:style-name="P3"/>
      <text:h text:style-name="P1" text:outline-level="3"><text:span text:style-name="Strong_20_Emphasis">4. Use Cases of Amazon EC2</text:span></text:h>
      <text:p text:style-name="P5">Amazon EC2 is used in various industries to power applications across different domains. Below are a few real-world use cases:</text:p>
      <text:h text:style-name="P2" text:outline-level="4"><text:span text:style-name="Strong_20_Emphasis">4.1. Hosting Websites and Web Applications</text:span></text:h>
      <text:p text:style-name="P5">EC2 is frequently used to host websites and web applications. Its scalability allows businesses to handle varying levels of traffic. For example, e-commerce platforms may experience high traffic during peak seasons and scale EC2 instances accordingly to accommodate the demand.</text:p>
      <text:h text:style-name="P2" text:outline-level="4"><text:span text:style-name="Strong_20_Emphasis">4.2. Running Big Data Analytics</text:span></text:h>
      <text:p text:style-name="P5">Companies involved in big data processing can leverage EC2 instances with specialized configurations to run analytics and process vast datasets. EC2 instances can be paired with other AWS services like Amazon S3 for storage and AWS Lambda for serverless computing.</text:p>
      <text:h text:style-name="P2" text:outline-level="4"><text:span text:style-name="Strong_20_Emphasis">4.3. Disaster Recovery and Backup</text:span></text:h>
      <text:p text:style-name="P5">EC2 can be used for disaster recovery, where data and applications are replicated across multiple EC2 instances. In the event of a failure, businesses can quickly recover their operations from backup instances.</text:p>
      <text:h text:style-name="P2" text:outline-level="4"><text:span text:style-name="Strong_20_Emphasis">4.4. Machine Learning and AI</text:span></text:h>
      <text:p text:style-name="P5">EC2 instances with specialized GPU hardware are ideal for training machine learning models and performing AI computations. Many research institutions and businesses in the AI space rely on EC2 to accelerate model training.</text:p>
      <text:p text:style-name="P3"/>
      <text:h text:style-name="P1" text:outline-level="3"><text:span text:style-name="Strong_20_Emphasis">5. Challenges and Considerations</text:span></text:h>
      <text:p text:style-name="P5">While Amazon EC2 offers significant advantages, there are some challenges and considerations to keep in mind:</text:p>
      <text:h text:style-name="P2" text:outline-level="4"><text:soft-page-break/><text:span text:style-name="Strong_20_Emphasis">5.1. Complexity of Management</text:span></text:h>
      <text:p text:style-name="P5">Managing EC2 instances can become complex as the number of instances and services grows. Effective use of EC2 often requires expertise in cloud architecture and proper management tools.</text:p>
      <text:h text:style-name="P2" text:outline-level="4"><text:span text:style-name="Strong_20_Emphasis">5.2. Cost Management</text:span></text:h>
      <text:p text:style-name="P5">While EC2 provides flexibility, it’s important to monitor and optimize resource usage to avoid unexpected costs. Services like AWS Cost Explorer can help track usage and prevent overspending.</text:p>
      <text:h text:style-name="P2" text:outline-level="4"><text:span text:style-name="Strong_20_Emphasis">5.3. Security Concerns</text:span></text:h>
      <text:p text:style-name="P5">Although EC2 offers robust security features, misconfigurations or neglecting best practices can expose applications to risks. Organizations must ensure proper access control, encryption, and network isolation.</text:p>
      <text:p text:style-name="P3"/>
      <text:h text:style-name="P1" text:outline-level="3"><text:span text:style-name="Strong_20_Emphasis">6. Amazon EC2 Pricing Models</text:span></text:h>
      <text:p text:style-name="P5">Amazon EC2 offers several pricing models, which give users the flexibility to choose the most cost-effective approach:</text:p>
      <text:h text:style-name="P2" text:outline-level="4"><text:span text:style-name="Strong_20_Emphasis">6.1. On-Demand Instances</text:span></text:h>
      <text:p text:style-name="P5">These are billed by the hour or second (depending on the instance type) with no long-term commitments. Ideal for unpredictable workloads or short-term projects.</text:p>
      <text:h text:style-name="P2" text:outline-level="4"><text:span text:style-name="Strong_20_Emphasis">6.2. Reserved Instances</text:span></text:h>
      <text:p text:style-name="P5">Reserved Instances require a one- or three-year commitment and offer significant discounts compared to On-Demand pricing. They are best suited for applications with predictable usage patterns.</text:p>
      <text:h text:style-name="P2" text:outline-level="4"><text:span text:style-name="Strong_20_Emphasis">6.3. Spot Instances</text:span></text:h>
      <text:p text:style-name="P5">Spot Instances allow users to bid on unused EC2 capacity at discounted rates. These instances can be interrupted with little notice, making them suitable for flexible, fault-tolerant applications.</text:p>
      <text:h text:style-name="P2" text:outline-level="4"><text:span text:style-name="Strong_20_Emphasis">6.4. Savings Plans</text:span></text:h>
      <text:p text:style-name="P5">This is a flexible pricing model that offers significant savings for EC2 usage, as well as other AWS services, in exchange for committing to a consistent usage level over one or three years.</text:p>
      <text:p text:style-name="P3"/>
      <text:h text:style-name="P1" text:outline-level="3"><text:span text:style-name="Strong_20_Emphasis">7. Conclusion</text:span></text:h>
      <text:p text:style-name="P5">Amazon EC2 is a powerful, flexible, and cost-effective solution for hosting applications, running computational tasks, and enabling cloud-scale infrastructure. It is widely used across industries for a variety of use cases, from web hosting to machine learning. By providing a range of instance types, pricing models, and security features, EC2 empowers businesses to optimize their cloud infrastructure according to their specific needs.</text:p>
      <text:p text:style-name="P5"><text:soft-page-break/>However, successful deployment and management of EC2 instances require careful planning, monitoring, and expertise in cloud architecture. As businesses continue to migrate to the cloud, Amazon EC2 will remain a foundational service in the AWS ecosystem.</text:p>
      <text:p text:style-name="P3"/>
      <text:p text:style-name="P5"><text:span text:style-name="Strong_20_Emphasis">References</text:span></text:p>
      <text:list xml:id="list871766080" text:style-name="L2">
        <text:list-item>
          <text:p text:style-name="P9">AWS EC2 Overview: <text:a xlink:type="simple" xlink:href="https://aws.amazon.com/ec2/" office:target-frame-name="_new" xlink:show="replace" text:style-name="Internet_20_link" text:visited-style-name="Visited_20_Internet_20_Link">https://aws.amazon.com/ec2/</text:a></text:p>
        </text:list-item>
        <text:list-item>
          <text:p text:style-name="P9">AWS Pricing: <text:a xlink:type="simple" xlink:href="https://aws.amazon.com/ec2/pricing/" office:target-frame-name="_new" xlink:show="replace" text:style-name="Internet_20_link" text:visited-style-name="Visited_20_Internet_20_Link">https://aws.amazon.com/ec2/pricing/</text:a></text:p>
        </text:list-item>
        <text:list-item>
          <text:p text:style-name="P7">"Amazon Web Services in Action" (Book by Andreas Wittig, 2018)</text:p>
        </text:list-item>
      </text:list>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1-22T11:22:40.925117909</meta:creation-date>
    <dc:date>2025-02-07T09:31:00.668167232</dc:date>
    <meta:editing-duration>PT3M29S</meta:editing-duration>
    <meta:editing-cycles>2</meta:editing-cycles>
    <meta:generator>LibreOffice/6.4.7.2$Linux_X86_64 LibreOffice_project/40$Build-2</meta:generator>
    <meta:document-statistic meta:table-count="0" meta:image-count="0" meta:object-count="0" meta:page-count="4" meta:paragraph-count="58" meta:word-count="974" meta:character-count="6617" meta:non-whitespace-character-count="5709"/>
  </office:meta>
</office:document-meta>
</file>